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P4" style:family="paragraph" style:parent-style-name="Standard">
      <style:text-properties officeooo:rsid="001d3641" officeooo:paragraph-rsid="001d3641"/>
    </style:style>
    <style:style style:name="P5" style:family="paragraph" style:parent-style-name="Standard">
      <style:text-properties officeooo:rsid="001e2c06" officeooo:paragraph-rsid="001e2c06"/>
    </style:style>
    <style:style style:name="T1" style:family="text">
      <style:text-properties officeooo:rsid="001bc55f"/>
    </style:style>
    <style:style style:name="T2" style:family="text">
      <style:text-properties officeooo:rsid="001bd29a"/>
    </style:style>
    <style:style style:name="T3" style:family="text">
      <style:text-properties officeooo:rsid="001cc1b9"/>
    </style:style>
    <style:style style:name="T4" style:family="text">
      <style:text-properties officeooo:rsid="001f9d06"/>
    </style:style>
    <style:style style:name="T5" style:family="text">
      <style:text-properties fo:font-style="italic" officeooo:rsid="001f9d06" style:font-style-asian="italic" style:font-style-complex="italic"/>
    </style:style>
    <style:style style:name="T6" style:family="text">
      <style:text-properties fo:font-style="italic" officeooo:rsid="0021903f" style:font-style-asian="italic" style:font-style-complex="italic"/>
    </style:style>
    <style:style style:name="T7" style:family="text">
      <style:text-properties fo:font-style="italic" officeooo:rsid="001bd29a" style:font-style-asian="italic" style:font-style-complex="italic"/>
    </style:style>
    <style:style style:name="T8" style:family="text">
      <style:text-properties fo:font-style="normal" officeooo:rsid="0021903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1"/>
      <text:p text:style-name="P1">Tout d’abord, nous poserons les fondements de notre travail en nous appuyant sur la théorie des jeux et la théorie des indices de pouvoir. <text:s/><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1"/>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1 n. </text:span>Le jeu de vote pondéré est représenté par un couple (<text:span text:style-name="T2">q, w), où q est appelé le quota du jeu et où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v) l’ensemble des coalitions pour lequel le joueur i est décisif. <text:s text:c="2"/>(cf </text:span><text:span text:style-name="T7">La mesure du pouvoir de vote</text:span><text:span text:style-name="T2">)</text:span></text:p>
      <text:p text:style-name="P2"/>
      <text:p text:style-name="P3">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une dizaine, mais nous allons nous intéresser à l’un d’eux, l’indice de Banzhaf, qui nous semble être le plus pertinent. Il est défini comme ceci : <text:span text:style-name="T3">le nombre de coalitions pour lesquelles le joueur i est décisif, divisé par le nombre total de coalitions possibles. On appelle cet indice l’indice de Banzhaf normalisé, car il en existe un autre : l’indice de Banzhaf relatif, dans lequel on remplace le dénominateur par 2 puissance N-1. Cette version repose sur des arguments probabilistes, et est la plus couramment utilisée.</text:span></text:p>
      <text:p text:style-name="P3"/>
      <text:p text:style-name="P4">Nous avons d’abord créé un algorithme naïf, en utilisant la définition formelle de l’indice de Banzhaf. Cependant, cet algorithme devenait inutilisable en pratique pour une Europe avec plus de 17 membres ; les temps de réponse étaient beaucoup trop longs. Nous avons donc dû chercher une autre méthode, et avons découvert un algorithme </text:p>
      <text:p text:style-name="P3"/>
      <text:p text:style-name="P3"/>
      <text:p text:style-name="P3"/>
      <text:p text:style-name="P3"/>
      <text:p text:style-name="P5">Pour traiter le cas du parlement européen, nous devons d’abord expliquer l’État du système de vote au conseil du parlement européen. 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4">qui repondère le système en faveur des grands États, compensant ainsi l’élargissement de l’UE. Mais comme on peut le voir sur ce graphique, ce traité désavantage grandement l’Allemagne par rapport aux autres grands États (cf </text:span><text:span text:style-name="T5">La réforme du conseil de l’union européenne à partir de la théorie des jeux</text:span><text:span text:style-name="T4">), et est favorable à l’Espagne, la Pologne et la </text:span><text:soft-page-break/><text:span text:style-name="T4">France. Une autre clause au vote (62 % de la population) a donc été ajoutée, mais on peut montrer qu’elle ne change en réalité rien à la distribution des pouvoirs, tout comme la clause de majorité d’État. Ce système est donc a priori inégalitaire et complexifie inutilement la procédure. Un système, la « constitution r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Si vous observez ces graphiques résultants de simulations que nous avons réalisées, vous verrez que… (cf </text:span><text:span text:style-name="T5">Redistribution du pouvoir des États au conseil de l’UE</text:span><text:span text:style-name="T8">)</text:span></text:p>
      <text:p text:style-name="P5"><text:span text:style-name="T8"/></text:p>
      <text:p text:style-name="P5"><text:span text:style-name="T8"/></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10T10:56:06.583000000</meta:creation-date>
    <dc:date>2025-01-17T11:44:01.953000000</dc:date>
    <meta:editing-duration>PT17M57S</meta:editing-duration>
    <meta:editing-cycles>2</meta:editing-cycles>
    <meta:generator>LibreOffice/6.1.6.3$Windows_x86 LibreOffice_project/5896ab1714085361c45cf540f76f60673dd96a72</meta:generator>
    <meta:document-statistic meta:table-count="0" meta:image-count="0" meta:object-count="0" meta:page-count="2" meta:paragraph-count="6" meta:word-count="866" meta:character-count="4988" meta:non-whitespace-character-count="4124"/>
  </office:meta>
</office:document-meta>
</file>